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5c2" officeooo:paragraph-rsid="001865c2"/>
    </style:style>
    <style:style style:name="P2" style:family="paragraph" style:parent-style-name="Standard">
      <style:paragraph-properties>
        <style:tab-stops>
          <style:tab-stop style:position="15.603cm"/>
        </style:tab-stops>
      </style:paragraph-properties>
      <style:text-properties officeooo:rsid="0019bc47" officeooo:paragraph-rsid="0019bc47" fo:background-color="transparent"/>
    </style:style>
    <style:style style:name="P3" style:family="paragraph" style:parent-style-name="Standard">
      <style:text-properties officeooo:rsid="0019bc47" officeooo:paragraph-rsid="001865c2" fo:background-color="transparent"/>
    </style:style>
    <style:style style:name="P4" style:family="paragraph" style:parent-style-name="Standard">
      <style:text-properties officeooo:rsid="001e82d4" officeooo:paragraph-rsid="001e82d4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Project Diary</text:p>
      <text:p text:style-name="P3"/>
      <text:p text:style-name="P4">04/01/2018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49:20.525701828</meta:creation-date>
    <dc:date>2018-01-06T09:11:24.151211893</dc:date>
    <meta:editing-duration>PT14H39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